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71.2mm" svg:y="7.98mm">
            <draw:object draw:notify-on-update-of-ranges="Sheet1.A1:Sheet1.A1 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opcount vs (m+n)</svg:title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09:17:31.279870547</meta:creation-date>
    <dc:date>2023-02-09T09:40:57.283298061</dc:date>
    <meta:editing-duration>PT3M5S</meta:editing-duration>
    <meta:editing-cycles>1</meta:editing-cycles>
    <meta:document-statistic meta:table-count="1" meta:cell-count="2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Sheet1.A1:Sheet1.B9" chart:data-source-has-labels="row" svg:x="0.32cm" svg:y="0.18cm" svg:width="12.799cm" svg:height="8.64cm">
          <chartooo:coordinate-region svg:x="0.941cm" svg:y="0.379cm" svg:width="11.99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9</svg:desc>
                </draw:g>
              </table:table-cell>
              <table:table-cell office:value-type="float" office:value="1">
                <text:p>1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